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 fo:text-align="center"/>
    </style:style>
    <style:style style:name="T2" style:parent-style-name="Προεπιλεγμένηγραμματοσειρά" style:family="text"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T3" style:parent-style-name="Προεπιλεγμένηγραμματοσειρά" style:family="text">
      <style:text-properties style:font-name="Times New Roman" fo:font-weight="bold" style:font-weight-asian="bold" style:font-weight-complex="bold" fo:font-size="26pt" style:font-size-asian="26pt" style:font-size-complex="26pt" fo:language="en" fo:country="US"/>
    </style:style>
    <style:style style:name="T4" style:parent-style-name="Προεπιλεγμένηγραμματοσειρά" style:family="text">
      <style:text-properties style:font-name="Times New Roman" fo:font-weight="bold" style:font-weight-asian="bold" style:font-weight-complex="bold" fo:font-size="26pt" style:font-size-asian="26pt" style:font-size-complex="26pt"/>
    </style:style>
    <style:style style:name="P5" style:parent-style-name="Βασικό" style:family="paragraph">
      <style:text-properties style:font-name="Times New Roman" fo:font-size="20pt" style:font-size-asian="20pt" style:font-size-complex="20pt"/>
    </style:style>
    <style:style style:name="T6" style:parent-style-name="Προεπιλεγμένηγραμματοσειρά" style:family="text">
      <style:text-properties style:font-name="Times New Roman" fo:font-size="20pt" style:font-size-asian="20pt" style:font-size-complex="20pt"/>
    </style:style>
    <style:style style:name="T7" style:parent-style-name="Προεπιλεγμένηγραμματοσειρά" style:family="text">
      <style:text-properties style:font-name="Times New Roman" fo:font-size="20pt" style:font-size-asian="20pt" style:font-size-complex="20pt"/>
    </style:style>
    <style:style style:name="T8" style:parent-style-name="Προεπιλεγμένηγραμματοσειρά" style:family="text">
      <style:text-properties style:font-name="Times New Roman" fo:font-size="20pt" style:font-size-asian="20pt" style:font-size-complex="20pt"/>
    </style:style>
    <style:style style:name="T9" style:parent-style-name="Προεπιλεγμένηγραμματοσειρά" style:family="text">
      <style:text-properties style:font-name="Times New Roman" fo:font-size="20pt" style:font-size-asian="20pt" style:font-size-complex="20pt" fo:language="en" fo:country="US"/>
    </style:style>
    <style:style style:name="T10" style:parent-style-name="Προεπιλεγμένηγραμματοσειρά" style:family="text">
      <style:text-properties style:font-name="Times New Roman" fo:font-size="20pt" style:font-size-asian="20pt" style:font-size-complex="20pt"/>
    </style:style>
    <style:style style:name="T11" style:parent-style-name="Προεπιλεγμένηγραμματοσειρά" style:family="text">
      <style:text-properties style:font-name="Times New Roman" fo:font-size="20pt" style:font-size-asian="20pt" style:font-size-complex="20pt"/>
    </style:style>
    <style:style style:name="P12" style:parent-style-name="Βασικό" style:family="paragraph">
      <style:text-properties style:font-name="Times New Roman" fo:font-size="20pt" style:font-size-asian="20pt" style:font-size-complex="20pt"/>
    </style:style>
    <style:style style:name="T13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14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15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16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17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18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19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20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21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22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23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24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25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26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27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28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29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30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31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32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33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34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35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36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37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38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39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40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41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42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43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P44" style:parent-style-name="Βασικό" style:family="paragraph">
      <style:text-properties style:font-name="Times New Roman" fo:font-size="18pt" style:font-size-asian="18pt" style:font-size-complex="18pt"/>
    </style:style>
    <style:style style:name="T45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46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47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48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49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50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51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52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53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54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55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56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57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58" style:parent-style-name="Προεπιλεγμένηγραμματοσειρά" style:family="text">
      <style:text-properties style:font-name="Times New Roman" fo:font-size="18pt" style:font-size-asian="18pt" style:font-size-complex="18pt"/>
    </style:style>
    <style:style style:name="T59" style:parent-style-name="Προεπιλεγμένηγραμματοσειρά" style:family="text">
      <style:text-properties style:font-name="Times New Roman" fo:font-size="18pt" style:font-size-asian="18pt" style:font-size-complex="18pt" fo:language="en" fo:country="US"/>
    </style:style>
    <style:style style:name="T60" style:parent-style-name="Προεπιλεγμένηγραμματοσειρά" style:family="text">
      <style:text-properties fo:font-size="18pt" style:font-size-asian="18pt" style:font-size-complex="18pt" fo:language="en" fo:country="US"/>
    </style:style>
    <style:style style:name="T61" style:parent-style-name="Προεπιλεγμένηγραμματοσειρά" style:family="text">
      <style:text-properties fo:font-size="18pt" style:font-size-asian="18pt" style:font-size-complex="18pt"/>
    </style:style>
    <style:style style:name="T62" style:parent-style-name="Προεπιλεγμένηγραμματοσειρά" style:family="text">
      <style:text-properties fo:font-size="18pt" style:font-size-asian="18pt" style:font-size-complex="18pt" fo:language="en" fo:country="US"/>
    </style:style>
    <style:style style:name="T63" style:parent-style-name="Προεπιλεγμένηγραμματοσειρά" style:family="text">
      <style:text-properties fo:font-size="18pt" style:font-size-asian="18pt" style:font-size-complex="18pt"/>
    </style:style>
    <style:style style:name="T64" style:parent-style-name="Προεπιλεγμένηγραμματοσειρά" style:family="text">
      <style:text-properties fo:font-size="18pt" style:font-size-asian="18pt" style:font-size-complex="18pt" fo:language="en" fo:country="US"/>
    </style:style>
    <style:style style:name="T65" style:parent-style-name="Προεπιλεγμένηγραμματοσειρά" style:family="text">
      <style:text-properties fo:font-size="18pt" style:font-size-asian="18pt" style:font-size-complex="18pt"/>
    </style:style>
    <style:style style:name="T66" style:parent-style-name="Προεπιλεγμένηγραμματοσειρά" style:family="text">
      <style:text-properties fo:font-size="18pt" style:font-size-asian="18pt" style:font-size-complex="18pt" fo:language="en" fo:country="US"/>
    </style:style>
    <style:style style:name="T67" style:parent-style-name="Προεπιλεγμένηγραμματοσειρά" style:family="text">
      <style:text-properties fo:font-size="18pt" style:font-size-asian="18pt" style:font-size-complex="18pt"/>
    </style:style>
    <style:style style:name="T68" style:parent-style-name="Προεπιλεγμένηγραμματοσειρά" style:family="text">
      <style:text-properties fo:font-size="18pt" style:font-size-asian="18pt" style:font-size-complex="18pt" fo:language="en" fo:country="US"/>
    </style:style>
    <style:style style:name="T69" style:parent-style-name="Προεπιλεγμένηγραμματοσειρά" style:family="text">
      <style:text-properties fo:font-size="18pt" style:font-size-asian="18pt" style:font-size-complex="18pt"/>
    </style:style>
    <style:style style:name="T70" style:parent-style-name="Προεπιλεγμένηγραμματοσειρά" style:family="text">
      <style:text-properties fo:font-size="18pt" style:font-size-asian="18pt" style:font-size-complex="18pt" fo:language="en" fo:country="US"/>
    </style:style>
    <style:style style:name="T71" style:parent-style-name="Προεπιλεγμένηγραμματοσειρά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<text:span text:style-name="T2">Ατομική αναφορά<text:s/></text:span><text:span text:style-name="T3">project</text:span><text:span text:style-name="T4"><text:s/></text:span></text:p>
      <text:p text:style-name="P5">Ομάδα ΟΕ-01</text:p>
      <text:p text:style-name="Βασικό"><text:span text:style-name="T6">Ονοματεπώνυμο</text:span><text:span text:style-name="T7">:</text:span><text:span text:style-name="T8"><text:s/>Γεώργιος Κορμάς</text:span></text:p>
      <text:p text:style-name="Βασικό"><text:span text:style-name="T9">AM</text:span><text:span text:style-name="T10">:</text:span><text:span text:style-name="T11"><text:s/>1092764</text:span></text:p>
      <text:p text:style-name="P12"/>
      <text:p text:style-name="Βασικό"><text:span text:style-name="T13">Ασχολήθηκα κυρίως με την διασύνδεση του<text:s/></text:span><text:span text:style-name="T14">main</text:span><text:span text:style-name="T15">_</text:span><text:span text:style-name="T16">page</text:span><text:span text:style-name="T17">.</text:span><text:span text:style-name="T18">html</text:span><text:span text:style-name="T19"><text:s/>με το<text:s/></text:span><text:span text:style-name="T20">server</text:span><text:span text:style-name="T21">.</text:span><text:span text:style-name="T22">py</text:span><text:span text:style-name="T23">. Αρχικά δημιούργησα το μέρος της συνάρτησης<text:s/></text:span><text:span text:style-name="T24">loggedquestion</text:span><text:span text:style-name="T25"><text:s/>το οποίο αφορά την<text:s/></text:span><text:span text:style-name="T26">παραμετρική υλοποίηση της σελίδας των ερωτήσεων. Συγκεκριμένα πήρα τις κατάλληλες μεταβλητές που περιείχαν πληροφορίες για τον χρήστη και για τις ερωτήσεις και τις πέρασα παραμετρικά στον κώδικα<text:s/></text:span><text:span text:style-name="T27">html</text:span><text:span text:style-name="T28">. Έπειτα στο<text:s/></text:span><text:span text:style-name="T29">main</text:span><text:span text:style-name="T30">_</text:span><text:span text:style-name="T31">page</text:span><text:span text:style-name="T32">.</text:span><text:span text:style-name="T33">html</text:span><text:span text:style-name="T34"><text:s/>ασχολήθηκα με<text:s/></text:span><text:span text:style-name="T35">την διαχείριση των παραπάνω</text:span><text:span text:style-name="T36"><text:s/></text:span><text:span text:style-name="T37">μεταβλητών<text:s/></text:span><text:span text:style-name="T38">γράφοντας</text:span><text:span text:style-name="T39"><text:s/>κώδικα σε<text:s/></text:span><text:span text:style-name="T40">jinja</text:span><text:span text:style-name="T41">. Τέλος βοήθησα τα μέλη της ομάδας μου στο<text:s/></text:span><text:span text:style-name="T42">debugging</text:span><text:span text:style-name="T43"><text:s/>του τελικού κώδικα. <text:s text:c="2"/></text:span></text:p>
      <text:p text:style-name="P44"/>
      <text:p text:style-name="Βασικό"><text:span text:style-name="T45">Πηγές</text:span><text:span text:style-name="T46">:</text:span></text:p>
      <text:p text:style-name="Βασικό"><text:span text:style-name="T47">https</text:span><text:span text:style-name="T48">://</text:span><text:span text:style-name="T49">github</text:span><text:span text:style-name="T50">.</text:span><text:span text:style-name="T51">com</text:span><text:span text:style-name="T52">/</text:span><text:span text:style-name="T53">navouris</text:span><text:span text:style-name="T54">/</text:span><text:span text:style-name="T55">Y</text:span><text:span text:style-name="T56">210-</text:span><text:span text:style-name="T57">web</text:span><text:span text:style-name="T58">-</text:span><text:span text:style-name="T59">technologies</text:span></text:p>
      <text:p text:style-name="Βασικό"><text:span text:style-name="T60">https</text:span><text:span text:style-name="T61">://</text:span><text:span text:style-name="T62">jinja</text:span><text:span text:style-name="T63">.</text:span><text:span text:style-name="T64">palletsprojects</text:span><text:span text:style-name="T65">.</text:span><text:span text:style-name="T66">com</text:span><text:span text:style-name="T67">/</text:span><text:span text:style-name="T68">en</text:span><text:span text:style-name="T69">/3.1.</text:span><text:span text:style-name="T70">x</text:span><text:span text:style-name="T71">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ΚΟΡΜΑΣ ΓΕΩΡΓΙΟΣ</meta:initial-creator>
    <dc:creator>ΚΟΡΜΑΣ ΓΕΩΡΓΙΟΣ</dc:creator>
    <meta:creation-date>2022-06-18T20:47:00Z</meta:creation-date>
    <dc:date>2022-06-19T15:08:00Z</dc:date>
    <meta:template xlink:href="Normal" xlink:type="simple"/>
    <meta:editing-cycles>5</meta:editing-cycles>
    <meta:editing-duration>PT4560S</meta:editing-duration>
    <meta:document-statistic meta:page-count="1" meta:paragraph-count="1" meta:word-count="111" meta:character-count="712" meta:row-count="5" meta:non-whitespace-character-count="602"/>
  </office:meta>
</office:document-meta>
</file>